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b93f" officeooo:paragraph-rsid="001cb9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RL:</text:p>
      <text:p text:style-name="P1">schema//host.port/resource</text:p>
      <text:p text:style-name="P1"/>
      <text:p text:style-name="P1">unser Fall:</text:p>
      <text:p text:style-name="P1">https://localhost:4711/person?htlid=riedom1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08:29:49.098967458</meta:creation-date>
    <dc:date>2017-11-20T10:25:16.371039319</dc:date>
    <meta:editing-duration>PT1H45M17S</meta:editing-duration>
    <meta:editing-cycles>1</meta:editing-cycles>
    <meta:document-statistic meta:table-count="0" meta:image-count="0" meta:object-count="0" meta:page-count="1" meta:paragraph-count="4" meta:word-count="5" meta:character-count="85" meta:non-whitespace-character-count="84"/>
    <meta:generator>LibreOffice/5.1.6.2$Linux_X86_64 LibreOffice_project/10m0$Build-2</meta:generator>
  </office:meta>
</office:document-meta>
</file>